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fd97" officeooo:paragraph-rsid="0010fd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0fd97" officeooo:paragraph-rsid="0010fd9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مشروع تحليل بيانات المتحصلات بالهيئة المصرية العامة لمشروعات الصرف 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2:15.054798226</meta:creation-date>
    <dc:date>2025-01-27T12:04:10.528714300</dc:date>
    <meta:editing-duration>PT1M56S</meta:editing-duration>
    <meta:editing-cycles>1</meta:editing-cycles>
    <meta:document-statistic meta:table-count="0" meta:image-count="0" meta:object-count="0" meta:page-count="1" meta:paragraph-count="1" meta:word-count="9" meta:character-count="67" meta:non-whitespace-character-count="58"/>
    <meta:generator>LibreOffice/7.0.4.2$Linux_X86_64 LibreOffice_project/00$Build-2</meta:generator>
  </office:meta>
</office:document-meta>
</file>